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57b" officeooo:paragraph-rsid="0009957b"/>
    </style:style>
    <style:style style:name="P2" style:family="paragraph" style:parent-style-name="Standard">
      <style:paragraph-properties fo:text-align="center" style:justify-single-word="false"/>
      <style:text-properties officeooo:rsid="0009957b" officeooo:paragraph-rsid="0009957b"/>
    </style:style>
    <style:style style:name="P3" style:family="paragraph" style:parent-style-name="Standard">
      <style:paragraph-properties fo:text-align="start" style:justify-single-word="false"/>
      <style:text-properties officeooo:rsid="0009957b" officeooo:paragraph-rsid="0009957b"/>
    </style:style>
    <style:style style:name="P4" style:family="paragraph" style:parent-style-name="Standard">
      <style:text-properties officeooo:rsid="0009957b" officeooo:paragraph-rsid="000b3cfa"/>
    </style:style>
    <style:style style:name="P5" style:family="paragraph" style:parent-style-name="Standard">
      <style:text-properties officeooo:rsid="0009957b" officeooo:paragraph-rsid="000c7513"/>
    </style:style>
    <style:style style:name="P6" style:family="paragraph" style:parent-style-name="Standard">
      <style:text-properties officeooo:rsid="000b3cfa" officeooo:paragraph-rsid="0009957b"/>
    </style:style>
    <style:style style:name="P7" style:family="paragraph" style:parent-style-name="Standard">
      <style:text-properties officeooo:rsid="000b3cfa" officeooo:paragraph-rsid="000b3cfa"/>
    </style:style>
    <style:style style:name="P8" style:family="paragraph" style:parent-style-name="Standard">
      <style:text-properties officeooo:rsid="000c7513" officeooo:paragraph-rsid="000c7513"/>
    </style:style>
    <style:style style:name="P9" style:family="paragraph" style:parent-style-name="Standard">
      <style:text-properties officeooo:rsid="000d1f1a" officeooo:paragraph-rsid="000d1f1a"/>
    </style:style>
    <style:style style:name="P10" style:family="paragraph" style:parent-style-name="Standard">
      <style:text-properties officeooo:rsid="000dde76" officeooo:paragraph-rsid="000dde76"/>
    </style:style>
    <style:style style:name="T1" style:family="text">
      <style:text-properties officeooo:rsid="000c7513"/>
    </style:style>
    <style:style style:name="T2" style:family="text">
      <style:text-properties officeooo:rsid="000d1f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MI test cases</text:p>
      <text:p text:style-name="P3">For now, we have BMI rest API</text:p>
      <text:p text:style-name="P1">Commands:</text:p>
      <text:p text:style-name="P1"><text:s text:c="2"/>cp <text:s text:c="7"/>Copy an existing image not clones</text:p>
      <text:p text:style-name="P1"><text:s text:c="2"/>db <text:s text:c="7"/>DB Related Commands</text:p>
      <text:p text:style-name="P1"><text:s text:c="2"/>download <text:s/>Download Image from BMI</text:p>
      <text:p text:style-name="P1"><text:s text:c="2"/>dpro <text:s text:c="5"/>Deprovision a node</text:p>
      <text:p text:style-name="P1"><text:s text:c="2"/>export <text:s text:c="3"/>Export a BMI image to ceph</text:p>
      <text:p text:style-name="P1"><text:s text:c="2"/>import <text:s text:c="3"/>Import an Image or Snapshot into BMI</text:p>
      <text:p text:style-name="P1"><text:s text:c="2"/>iscsi <text:s text:c="4"/>ISCSI Related Commands</text:p>
      <text:p text:style-name="P1"><text:s text:c="2"/>ls <text:s text:c="7"/>List Images Stored</text:p>
      <text:p text:style-name="P1"><text:s text:c="2"/>mv <text:s text:c="7"/>Move Image From Project to Another</text:p>
      <text:p text:style-name="P1"><text:s text:c="2"/>node <text:s text:c="5"/>Node Related Commands</text:p>
      <text:p text:style-name="P1"><text:s text:c="2"/>pro <text:s text:c="6"/>Provision a Node</text:p>
      <text:p text:style-name="P1"><text:s text:c="2"/>project <text:s text:c="2"/>Project Related Commands</text:p>
      <text:p text:style-name="P1"><text:s text:c="2"/>rm <text:s text:c="7"/>Remove an Image</text:p>
      <text:p text:style-name="P1"><text:s text:c="2"/>showpro <text:s text:c="2"/>Lists Provisioned Nodes</text:p>
      <text:p text:style-name="P1"><text:s text:c="2"/>snap <text:s text:c="5"/>Snapshot Related Commands</text:p>
      <text:p text:style-name="P1"><text:s text:c="2"/>upload <text:s text:c="3"/>Upload Image to BMI</text:p>
      <text:p text:style-name="P1"/>
      <text:p text:style-name="P10">We plan test cases based on APIs we have. </text:p>
      <text:p text:style-name="P1"/>
      <text:p text:style-name="P4"><text:span text:style-name="T1">1. </text:span>cp</text:p>
      <text:p text:style-name="P4">bmi cp [OPTIONS] SRC_PROJECT IMG1 DEST_PROJECT IMG2</text:p>
      <text:p text:style-name="P1"/>
      <text:p text:style-name="P7"><text:span text:style-name="T1">2. </text:span>db</text:p>
      <text:p text:style-name="P7">bmi db create [OPTIONS] PROJECT IMG</text:p>
      <text:p text:style-name="P7">bmi db ls</text:p>
      <text:p text:style-name="P7">bmi db rm [OPTIONS] PROJECT IMG</text:p>
      <text:p text:style-name="P7"/>
      <text:p text:style-name="P7"><text:span text:style-name="T1">3. </text:span>download</text:p>
      <text:p text:style-name="P7">Not Yet Implemented</text:p>
      <text:p text:style-name="P7"/>
      <text:p text:style-name="P4"><text:span text:style-name="T1">4. </text:span>drpo:</text:p>
      <text:p text:style-name="P4">bmi dpro [OPTIONS] PROJECT NODE NETWORK NIC</text:p>
      <text:p text:style-name="P4"/>
      <text:p text:style-name="P8">5. export</text:p>
      <text:p text:style-name="P8">bmi export [OPTIONS] PROJECT IMG NAME</text:p>
      <text:p text:style-name="P8"/>
      <text:p text:style-name="P8">6. import</text:p>
      <text:p text:style-name="P8">bmi import [OPTIONS] PROJECT IMG</text:p>
      <text:p text:style-name="P8"/>
      <text:p text:style-name="P8">7. iscsi <text:s/>(need to reimplement)</text:p>
      <text:p text:style-name="P8">bmi iscsi create [OPTIONS] PROJECT IMG</text:p>
      <text:p text:style-name="P8">bmi iscsi ls [OPTIONS] PROJECT</text:p>
      <text:p text:style-name="P8">bmi iscsi rm [OPTIONS] PROJECT IMG</text:p>
      <text:p text:style-name="P7"/>
      <text:p text:style-name="P8">8. ls</text:p>
      <text:p text:style-name="P8">bmi ls [OPTIONS] PROJECT</text:p>
      <text:p text:style-name="P8"><text:soft-page-break/></text:p>
      <text:p text:style-name="P1"/>
      <text:p text:style-name="P5"><text:span text:style-name="T1">9. mv</text:span></text:p>
      <text:p text:style-name="P8">bmi mv [OPTIONS] SRC_PROJECT IMG1 DEST_PROJECT IMG2</text:p>
      <text:p text:style-name="P5"/>
      <text:p text:style-name="P8">10. node</text:p>
      <text:p text:style-name="P8">bmi node ip [OPTIONS] PROJECT NODE</text:p>
      <text:p text:style-name="P8"/>
      <text:p text:style-name="P5"><text:span text:style-name="T1">11. </text:span>pro:</text:p>
      <text:p text:style-name="P1">bmi pro [OPTIONS] PROJECT NODE IMG NETWORK NIC</text:p>
      <text:p text:style-name="P6"/>
      <text:p text:style-name="P7"><text:span text:style-name="T1">12. </text:span>bmi project</text:p>
      <text:p text:style-name="P8">bmi project create [OPTIONS] PROJECT NETWORK</text:p>
      <text:p text:style-name="P7">bmi project l<text:span text:style-name="T1">s</text:span></text:p>
      <text:p text:style-name="P8">bmi project rm [OPTIONS] PROJECT</text:p>
      <text:p text:style-name="P8"/>
      <text:p text:style-name="P8">13. rm</text:p>
      <text:p text:style-name="P8">bmi rm [OPTIONS] PROJECT IMG</text:p>
      <text:p text:style-name="P8"/>
      <text:p text:style-name="P8">14. showpro</text:p>
      <text:p text:style-name="P8">bmi showpro [OPTIONS] PROJECT</text:p>
      <text:p text:style-name="P8"/>
      <text:p text:style-name="P8">15. <text:span text:style-name="T2">snap</text:span></text:p>
      <text:p text:style-name="P9">bmi snap create [OPTIONS] PROJECT NODE SNAP_NAME</text:p>
      <text:p text:style-name="P9">bmi snap ls [OPTIONS] PROJECT</text:p>
      <text:p text:style-name="P9">bmi snap rm [OPTIONS] PROJECT SNAP_NAME</text:p>
      <text:p text:style-name="P9"/>
      <text:p text:style-name="P9">16. upload</text:p>
      <text:p text:style-name="P9">Not Yet Implemen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1:00:08.488513072</meta:creation-date>
    <dc:date>2017-03-07T12:36:42.929604729</dc:date>
    <meta:editing-duration>PT5M52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60" meta:word-count="264" meta:character-count="1608" meta:non-whitespace-character-count="1296"/>
  </office:meta>
</office:document-meta>
</file>